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Verdana" svg:font-family="Verdan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Header">
      <style:text-properties officeooo:rsid="001aaea6" officeooo:paragraph-rsid="001aaea6"/>
    </style:style>
    <style:style style:name="P2" style:family="paragraph" style:parent-style-name="Standard">
      <style:paragraph-properties>
        <style:tab-stops>
          <style:tab-stop style:position="0cm" style:type="center"/>
          <style:tab-stop style:position="17cm" style:type="center" style:leader-style="dotted" style:leader-text="."/>
        </style:tab-stops>
      </style:paragraph-properties>
      <style:text-properties officeooo:rsid="0018b353" officeooo:paragraph-rsid="0019bb16"/>
    </style:style>
    <style:style style:name="P3" style:family="paragraph" style:parent-style-name="Standard">
      <style:paragraph-properties>
        <style:tab-stops>
          <style:tab-stop style:position="0cm" style:type="center"/>
          <style:tab-stop style:position="17cm" style:leader-style="solid" style:leader-text="-"/>
        </style:tab-stops>
      </style:paragraph-properties>
      <style:text-properties officeooo:rsid="0018b353" officeooo:paragraph-rsid="0019bb16"/>
    </style:style>
    <style:style style:name="P4" style:family="paragraph" style:parent-style-name="Standard">
      <style:paragraph-properties>
        <style:tab-stops>
          <style:tab-stop style:position="0cm" style:type="center"/>
          <style:tab-stop style:position="17cm" style:type="right" style:leader-style="solid" style:leader-text="-"/>
        </style:tab-stops>
      </style:paragraph-properties>
      <style:text-properties style:use-window-font-color="true" style:font-name="Liberation Serif" fo:font-size="12pt" officeooo:rsid="0018b353" officeooo:paragraph-rsid="0019bb16" fo:background-color="transparent" style:font-size-asian="12pt" style:font-size-complex="12pt"/>
    </style:style>
    <style:style style:name="P5" style:family="paragraph" style:parent-style-name="Standard">
      <style:paragraph-properties>
        <style:tab-stops>
          <style:tab-stop style:position="0cm" style:type="center"/>
          <style:tab-stop style:position="17cm" style:leader-style="solid" style:leader-text="-"/>
        </style:tab-stops>
      </style:paragraph-properties>
      <style:text-properties style:use-window-font-color="true" style:font-name="Liberation Serif" fo:font-size="12pt" officeooo:rsid="0018b353" officeooo:paragraph-rsid="0019bb16" fo:background-color="transparent" style:font-size-asian="12pt" style:font-size-complex="12pt"/>
    </style:style>
    <style:style style:name="P6" style:family="paragraph" style:parent-style-name="Standard">
      <style:paragraph-properties>
        <style:tab-stops>
          <style:tab-stop style:position="0cm" style:type="center"/>
          <style:tab-stop style:position="17cm" style:type="right" style:leader-style="solid" style:leader-text="-"/>
        </style:tab-stops>
      </style:paragraph-properties>
      <style:text-properties style:use-window-font-color="true" style:font-name="Liberation Serif" fo:font-size="12pt" fo:font-weight="normal" officeooo:rsid="0018b353" officeooo:paragraph-rsid="0019bb16" fo:background-color="transparent" style:font-size-asian="12pt" style:font-size-complex="12pt"/>
    </style:style>
    <style:style style:name="P7" style:family="paragraph" style:parent-style-name="Standard">
      <style:paragraph-properties>
        <style:tab-stops>
          <style:tab-stop style:position="8.096cm" style:leader-style="dotted" style:leader-text="."/>
        </style:tab-stops>
      </style:paragraph-properties>
      <style:text-properties officeooo:rsid="0018b353" officeooo:paragraph-rsid="0018b353"/>
    </style:style>
    <style:style style:name="P8" style:family="paragraph" style:parent-style-name="Standard">
      <style:paragraph-properties>
        <style:tab-stops>
          <style:tab-stop style:position="8.096cm" style:leader-style="dotted" style:leader-text="."/>
        </style:tab-stops>
      </style:paragraph-properties>
      <style:text-properties officeooo:rsid="0018b353" officeooo:paragraph-rsid="0019bb16"/>
    </style:style>
    <style:style style:name="P9" style:family="paragraph" style:parent-style-name="Standard">
      <style:paragraph-properties>
        <style:tab-stops>
          <style:tab-stop style:position="8.096cm" style:leader-style="dotted" style:leader-text="."/>
        </style:tab-stops>
      </style:paragraph-properties>
      <style:text-properties officeooo:paragraph-rsid="0018b353"/>
    </style:style>
    <style:style style:name="P10" style:family="paragraph" style:parent-style-name="Standard">
      <style:paragraph-properties>
        <style:tab-stops>
          <style:tab-stop style:position="8.096cm" style:leader-style="dotted" style:leader-text="."/>
        </style:tab-stops>
      </style:paragraph-properties>
      <style:text-properties officeooo:paragraph-rsid="0019bb16"/>
    </style:style>
    <style:style style:name="T1" style:family="text">
      <style:text-properties fo:font-variant="normal" fo:text-transform="none" fo:color="#000000" style:font-name="Verdana" fo:font-size="11.25pt" fo:letter-spacing="normal" fo:font-style="normal" fo:font-weight="normal"/>
    </style:style>
    <style:style style:name="T2" style:family="text">
      <style:text-properties fo:font-weight="normal"/>
    </style:style>
    <style:style style:name="T3" style:family="text">
      <style:text-properties officeooo:rsid="0018b353"/>
    </style:style>
    <style:style style:name="T4" style:family="text">
      <style:text-properties officeooo:rsid="0019bb16"/>
    </style:style>
    <style:style style:name="T5" style:family="text">
      <style:text-properties style:use-window-font-color="true" style:font-name="Liberation Serif" fo:font-size="12pt" fo:font-weight="normal" officeooo:rsid="0018b353" fo:background-color="transparent" loext:char-shading-value="0" style:font-size-asian="12pt" style:font-size-complex="12pt"/>
    </style:style>
    <style:style style:name="T6" style:family="text">
      <style:text-properties officeooo:rsid="001dc55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&lt;!-- …<text:span text:style-name="T6"> --&gt;</text:span> <text:tab/>Defines a comment.</text:p>
      <text:p text:style-name="P7">&lt;!DOCTYPE html&gt;<text:tab/>Defines the document type .</text:p>
      <text:p text:style-name="P9"><text:span text:style-name="T3">&lt;head&gt; ... &lt;/head&gt;<text:tab/></text:span><text:span text:style-name="T1">Defines information about the document</text:span> </text:p>
      <text:p text:style-name="P10"><text:span text:style-name="T3">&lt;body&gt; ... &lt;/body&gt;<text:tab/></text:span><text:span text:style-name="T1">Defines the document's body</text:span> </text:p>
      <text:p text:style-name="P10"><text:span text:style-name="T3">&lt;title&gt; ... &lt;/title&gt;<text:tab/></text:span><text:span text:style-name="T1">Defines a title for the document</text:span> </text:p>
      <text:p text:style-name="P10"><text:span text:style-name="T3">&lt;meta name=” … ” content=” … ”&gt;<text:tab/></text:span><text:span text:style-name="T1">Defines metadata about an HTML document</text:span> </text:p>
      <text:p text:style-name="P10"><text:span text:style-name="T3">&lt;p&gt;...&lt;/p&gt;<text:tab/></text:span><text:span text:style-name="T1">Defines a paragraph</text:span> </text:p>
      <text:p text:style-name="P10"><text:span text:style-name="T3">&lt;img src=” … ”&gt;<text:tab/></text:span><text:span text:style-name="T1">Defines an image</text:span> </text:p>
      <text:p text:style-name="P8">&lt;h1&gt; … &lt;/h1&gt;<text:tab/><text:span text:style-name="T1">Defines HTML headings</text:span> </text:p>
      <text:p text:style-name="P10"><text:span text:style-name="T3">&lt;h2&gt; … &lt;/h2&gt;<text:tab/></text:span><text:span text:style-name="T1">Defines HTML headings</text:span> </text:p>
      <text:p text:style-name="P8">&lt;h3&gt; … &lt;/h3&gt;<text:tab/><text:span text:style-name="T1">Defines HTML headings</text:span> </text:p>
      <text:p text:style-name="P8">&lt;h<text:span text:style-name="T4">4</text:span>&gt; … &lt;/h<text:span text:style-name="T4">4</text:span>&gt;<text:tab/><text:span text:style-name="T1">Defines HTML headings</text:span> </text:p>
      <text:p text:style-name="P8">&lt;h<text:span text:style-name="T4">5</text:span>&gt; … &lt;/h<text:span text:style-name="T4">5</text:span>&gt;<text:tab/><text:span text:style-name="T1">Defines HTML headings</text:span> </text:p>
      <text:p text:style-name="P8">&lt;h<text:span text:style-name="T4">6</text:span>&gt; … &lt;/h<text:span text:style-name="T4">6</text:span>&gt;<text:tab/><text:span text:style-name="T1">Defines HTML headings</text:span> </text:p>
      <text:p text:style-name="P10"><text:span text:style-name="T5">&lt;img src=" . . . <text:s/>"/&gt;<text:tab/></text:span><text:span text:style-name="T1">Defines an image</text:span><text:span text:style-name="T2"> </text:span></text:p>
      <text:p text:style-name="P6"/>
      <text:p text:style-name="P4"/>
      <text:p text:style-name="P5"/>
      <text:p text:style-name="P5"/>
      <text:p text:style-name="P5"/>
      <text:p text:style-name="P5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Verdana" svg:font-family="Verdan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aaea6" officeooo:paragraph-rsid="001aaea6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Franco Larrea<text:tab/>1.6.1 TAGS EXPLANATION<text:tab/>Web Development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9T09:04:31.588893729</meta:creation-date>
    <dc:date>2019-09-24T09:58:02.809822293</dc:date>
    <meta:editing-duration>PT22M10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1" meta:paragraph-count="16" meta:word-count="114" meta:character-count="669" meta:non-whitespace-character-count="557"/>
  </office:meta>
</office:document-meta>
</file>